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01cm"/>
    </style:style>
    <style:style style:name="gr4" style:family="graphic" style:parent-style-name="objectwithoutfill">
      <style:graphic-properties svg:stroke-width="0.025cm" draw:marker-start-width="0.237cm" draw:marker-end="Symmetric_20_Arrow" draw:marker-end-width="0.3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fo:min-height="0.087cm"/>
    </style:style>
    <style:style style:name="gr6" style:family="graphic" style:parent-style-name="standard">
      <style:graphic-properties draw:stroke="none" svg:stroke-color="#000000" draw:fill="none" draw:fill-color="#ffffff" fo:min-height="0.362cm"/>
    </style:style>
    <style:style style:name="gr7" style:family="graphic" style:parent-style-name="standard">
      <style:graphic-properties draw:stroke="none" svg:stroke-color="#000000" draw:fill="none" draw:fill-color="#ffffff" fo:min-height="0.168cm"/>
    </style:style>
    <style:style style:name="gr8" style:family="graphic" style:parent-style-name="standard">
      <style:graphic-properties draw:stroke="none" svg:stroke-color="#000000" draw:fill="none" draw:fill-color="#ffffff" fo:min-height="0.699cm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svg:stroke-width="0.025cm" svg:stroke-color="#000000" draw:marker-start-width="0.237cm" draw:marker-end="Symmetric_20_Arrow" draw:marker-end-width="0.237cm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025cm" svg:stroke-color="#000080" draw:marker-start-width="0.237cm" draw:marker-end="Arrowheads_20_1" draw:marker-end-width="0.337cm" draw:fill="none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.025cm" svg:stroke-color="#000080" draw:marker-start-width="0.237cm" draw:marker-end="Symmetric_20_Arrow" draw:marker-end-width="0.3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color="#000000" draw:fill="none" draw:fill-color="#ffffff" fo:min-height="0.203cm"/>
    </style:style>
    <style:style style:name="gr17" style:family="graphic" style:parent-style-name="standard">
      <style:graphic-properties draw:stroke="none" svg:stroke-color="#000000" draw:fill="none" draw:fill-color="#ffffff" fo:min-height="0.276cm"/>
    </style:style>
    <style:style style:name="gr18" style:family="graphic" style:parent-style-name="standard">
      <style:graphic-properties draw:stroke="none" svg:stroke-color="#000000" draw:fill="none" draw:fill-color="#ffffff" fo:min-height="0.081cm"/>
    </style:style>
    <style:style style:name="P1" style:family="paragraph">
      <style:paragraph-properties fo:text-align="center"/>
    </style:style>
    <style:style style:name="P2" style:family="paragraph"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end"/>
      <style:text-properties fo:font-size="5pt" style:font-size-asian="5pt" style:font-size-complex="5pt"/>
    </style:style>
    <style:style style:name="P6" style:family="paragraph">
      <style:paragraph-properties fo:text-align="end"/>
      <style:text-properties fo:color="#0000ff" fo:font-size="5pt" style:font-size-asian="5pt" style:font-size-complex="5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text-properties fo:color="#0000ff"/>
    </style:style>
    <style:style style:name="P9" style:family="paragraph">
      <style:text-properties fo:color="#0000ff" fo:font-size="6pt" style:font-size-asian="6pt" style:font-size-complex="6pt"/>
    </style:style>
    <style:style style:name="P10" style:family="paragraph">
      <style:text-properties fo:color="#0000ff" fo:font-size="5pt" style:font-size-asian="5pt" style:font-size-complex="5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color="#0000ff" fo:font-size="5pt" style:font-size-asian="5pt" style:font-size-complex="5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0000f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55cm" svg:height="0.811cm" svg:x="6.723cm" svg:y="2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379cm" svg:y1="2.239cm" svg:x2="8.379cm" svg:y2="3.004cm">
          <text:p/>
        </draw:line>
        <draw:frame draw:style-name="gr3" draw:text-style-name="P2" draw:layer="layout" svg:width="0.372cm" svg:height="0.607cm" svg:x="6.651cm" svg:y="2.132cm">
          <draw:text-box>
            <text:p><text:span text:style-name="T1">A</text:span></text:p>
          </draw:text-box>
        </draw:frame>
        <draw:line draw:style-name="gr4" draw:text-style-name="P1" draw:layer="layout" svg:x1="9.471cm" svg:y1="1.591cm" svg:x2="9.481cm" svg:y2="2.239cm">
          <text:p/>
        </draw:line>
        <draw:line draw:style-name="gr4" draw:text-style-name="P1" draw:layer="layout" svg:x1="9.456cm" svg:y1="3.049cm" svg:x2="9.466cm" svg:y2="3.697cm">
          <text:p/>
        </draw:line>
        <draw:frame draw:style-name="gr5" draw:text-style-name="P4" draw:layer="layout" svg:width="1.601cm" svg:height="0.489cm" svg:x="8.828cm" svg:y="1.183cm">
          <draw:text-box>
            <text:p text:style-name="P3"><text:span text:style-name="T2">Dividendo</text:span></text:p>
          </draw:text-box>
        </draw:frame>
        <draw:frame draw:style-name="gr6" draw:text-style-name="P2" draw:layer="layout" svg:width="1.045cm" svg:height="0.612cm" svg:x="8.181cm" svg:y="2.086cm">
          <draw:text-box>
            <text:p><text:span text:style-name="T1">DV</text:span></text:p>
          </draw:text-box>
        </draw:frame>
        <draw:frame draw:style-name="gr7" draw:text-style-name="P4" draw:layer="layout" svg:width="1.571cm" svg:height="0.489cm" svg:x="8.782cm" svg:y="3.687cm">
          <draw:text-box>
            <text:p text:style-name="P3"><text:span text:style-name="T2">Resultado</text:span></text:p>
          </draw:text-box>
        </draw:frame>
        <draw:frame draw:style-name="gr8" draw:text-style-name="P6" draw:layer="layout" svg:width="1.978cm" svg:height="0.949cm" svg:x="8.588cm" svg:y="2.213cm">
          <draw:text-box>
            <text:p text:style-name="P5"><text:span text:style-name="T3">DV0</text:span></text:p>
            <text:p text:style-name="P5"><text:span text:style-name="T3">LD_DV/RST_A</text:span></text:p>
            <text:p text:style-name="P5"><text:span text:style-name="T3">SHIFT_A,DV</text:span></text:p>
          </draw:text-box>
        </draw:frame>
        <draw:custom-shape draw:style-name="gr9" draw:text-style-name="P7" draw:layer="layout" svg:width="1.617cm" svg:height="1.194cm" svg:x="6.727cm" svg:y="4.442cm">
          <text:p text:style-name="P1"><text:span text:style-name="T4">Sumador</text:span></text:p>
          <text:p text:style-name="P1"><text:span text:style-name="T4">Complemento</text:span></text:p>
          <text:p text:style-name="P1"><text:span text:style-name="T4">a 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926cm" svg:y1="3.769cm" svg:x2="7.936cm" svg:y2="4.417cm">
          <text:p/>
        </draw:line>
        <draw:frame draw:style-name="gr5" draw:text-style-name="P4" draw:layer="layout" svg:width="1.505cm" svg:height="0.489cm" svg:x="7.369cm" svg:y="3.372cm">
          <draw:text-box>
            <text:p text:style-name="P3"><text:span text:style-name="T2">Divisor</text:span></text:p>
          </draw:text-box>
        </draw:frame>
        <draw:line draw:style-name="gr4" draw:text-style-name="P1" draw:layer="layout" svg:x1="7.099cm" svg:y1="3.055cm" svg:x2="7.099cm" svg:y2="4.432cm">
          <text:p/>
        </draw:line>
        <draw:polyline draw:style-name="gr10" draw:text-style-name="P1" draw:layer="layout" svg:width="4.466cm" svg:height="1.34cm" draw:transform="rotate (-1.5707963267949) translate (7.65cm 1.627cm)" svg:viewBox="0 0 4467 1341" draw:points="4014,122 4452,122 4467,1341 0,1331 0,0 586,0 576,0">
          <text:p/>
        </draw:polyline>
        <draw:custom-shape draw:style-name="gr11" draw:text-style-name="P7" xml:id="id1" draw:id="id1" draw:layer="layout" svg:width="2.035cm" svg:height="1.173cm" svg:x="6.722cm" svg:y="6.508cm">
          <text:p text:style-name="P1"><text:span text:style-name="T4">Contador</text:span></text:p>
          <text:p text:style-name="P1"><text:span text:style-name="T4">descendent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2" draw:id="id2" draw:layer="layout" svg:width="1.285cm" svg:height="0.827cm" svg:x="9.236cm" svg:y="6.677cm">
          <text:p text:style-name="P1"><text:span text:style-name="T4">Comparado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8.757cm" svg:y1="7.094cm" svg:x2="9.236cm" svg:y2="7.09cm" draw:start-shape="id1" draw:start-glue-point="1" draw:end-shape="id2" draw:end-glue-point="3" svg:d="m8757 7094h239v-4h240">
          <text:p/>
        </draw:connector>
        <draw:line draw:style-name="gr14" draw:text-style-name="P1" draw:layer="layout" svg:x1="6.156cm" svg:y1="7.339cm" svg:x2="6.717cm" svg:y2="7.329cm">
          <text:p/>
        </draw:line>
        <draw:line draw:style-name="gr15" draw:text-style-name="P1" draw:layer="layout" svg:x1="10.526cm" svg:y1="7.114cm" svg:x2="11.087cm" svg:y2="7.104cm">
          <text:p/>
        </draw:line>
        <draw:frame draw:style-name="gr16" draw:text-style-name="P9" draw:layer="layout" svg:width="0.567cm" svg:height="0.489cm" svg:x="11.066cm" svg:y="6.865cm">
          <draw:text-box>
            <text:p text:style-name="P8"><text:span text:style-name="T5">Z</text:span></text:p>
          </draw:text-box>
        </draw:frame>
        <draw:frame draw:style-name="gr17" draw:text-style-name="P10" draw:layer="layout" svg:width="0.958cm" svg:height="0.526cm" svg:x="6.528cm" svg:y="7.149cm">
          <draw:text-box>
            <text:p text:style-name="P10"><text:span text:style-name="T3">DEC</text:span></text:p>
          </draw:text-box>
        </draw:frame>
        <draw:frame draw:style-name="gr17" draw:text-style-name="P10" draw:layer="layout" svg:width="1.03cm" svg:height="0.526cm" svg:x="6.549cm" svg:y="6.548cm">
          <draw:text-box>
            <text:p text:style-name="P10"><text:span text:style-name="T3">Reset</text:span></text:p>
          </draw:text-box>
        </draw:frame>
        <draw:line draw:style-name="gr14" draw:text-style-name="P1" draw:layer="layout" svg:x1="6.145cm" svg:y1="6.814cm" svg:x2="6.706cm" svg:y2="6.804cm">
          <text:p/>
        </draw:line>
        <draw:line draw:style-name="gr14" draw:text-style-name="P1" draw:layer="layout" svg:x1="10.944cm" svg:y1="2.393cm" svg:x2="10.383cm" svg:y2="2.383cm">
          <text:p/>
        </draw:line>
        <draw:line draw:style-name="gr14" draw:text-style-name="P1" draw:layer="layout" svg:x1="10.944cm" svg:y1="2.63cm" svg:x2="10.383cm" svg:y2="2.62cm">
          <text:p/>
        </draw:line>
        <draw:line draw:style-name="gr14" draw:text-style-name="P1" draw:layer="layout" svg:x1="10.945cm" svg:y1="2.891cm" svg:x2="10.384cm" svg:y2="2.881cm">
          <text:p/>
        </draw:line>
        <draw:line draw:style-name="gr14" draw:text-style-name="P1" draw:layer="layout" svg:x1="6.166cm" svg:y1="2.902cm" svg:x2="6.727cm" svg:y2="2.892cm">
          <text:p/>
        </draw:line>
        <draw:frame draw:style-name="gr17" draw:text-style-name="P10" draw:layer="layout" svg:width="1.168cm" svg:height="0.526cm" svg:x="6.538cm" svg:y="2.677cm">
          <draw:text-box>
            <text:p text:style-name="P10"><text:span text:style-name="T3">Load_A</text:span></text:p>
          </draw:text-box>
        </draw:frame>
        <draw:frame draw:style-name="gr18" draw:text-style-name="P10" draw:layer="layout" svg:width="0.974cm" svg:height="0.45cm" svg:x="10.792cm" svg:y="2.175cm">
          <draw:text-box>
            <text:p text:style-name="P10"><text:span text:style-name="T3">DV0</text:span></text:p>
          </draw:text-box>
        </draw:frame>
        <draw:frame draw:style-name="gr18" draw:text-style-name="P10" draw:layer="layout" svg:width="0.974cm" svg:height="0.45cm" svg:x="10.792cm" svg:y="2.416cm">
          <draw:text-box>
            <text:p text:style-name="P10"><text:span text:style-name="T3">INIT</text:span></text:p>
          </draw:text-box>
        </draw:frame>
        <draw:frame draw:style-name="gr18" draw:text-style-name="P10" draw:layer="layout" svg:width="0.974cm" svg:height="0.45cm" svg:x="10.771cm" svg:y="2.667cm">
          <draw:text-box>
            <text:p text:style-name="P10"><text:span text:style-name="T3">SH</text:span></text:p>
          </draw:text-box>
        </draw:frame>
        <draw:frame draw:style-name="gr18" draw:text-style-name="P10" draw:layer="layout" svg:width="0.974cm" svg:height="0.45cm" svg:x="5.564cm" svg:y="2.677cm">
          <draw:text-box>
            <text:p text:style-name="P10"><text:span text:style-name="T3">LDA</text:span></text:p>
          </draw:text-box>
        </draw:frame>
        <draw:frame draw:style-name="gr18" draw:text-style-name="P10" draw:layer="layout" svg:width="0.974cm" svg:height="0.45cm" svg:x="5.523cm" svg:y="6.604cm">
          <draw:text-box>
            <text:p text:style-name="P10"><text:span text:style-name="T3">INIT</text:span></text:p>
          </draw:text-box>
        </draw:frame>
        <draw:frame draw:style-name="gr18" draw:text-style-name="P10" draw:layer="layout" svg:width="1.004cm" svg:height="0.45cm" svg:x="5.488cm" svg:y="7.129cm">
          <draw:text-box>
            <text:p text:style-name="P10"><text:span text:style-name="T3">DEC</text:span></text:p>
          </draw:text-box>
        </draw:frame>
        <draw:line draw:style-name="gr15" draw:text-style-name="P1" draw:layer="layout" svg:x1="7.538cm" svg:y1="6.074cm" svg:x2="8.099cm" svg:y2="6.064cm">
          <text:p/>
        </draw:line>
        <draw:frame draw:style-name="gr16" draw:text-style-name="P9" draw:layer="layout" svg:width="1.005cm" svg:height="0.489cm" svg:x="7.94cm" svg:y="5.804cm">
          <draw:text-box>
            <text:p text:style-name="P8"><text:span text:style-name="T5">M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2T10:35:28</meta:creation-date>
    <dc:date>2012-03-27T09:06:39</dc:date>
    <meta:editing-duration>P2DT1H56S</meta:editing-duration>
    <meta:editing-cycles>15</meta:editing-cycles>
    <meta:generator>LibreOffice/3.5$Linux_x86 LibreOffice_project/350m1$Build-13</meta:generator>
    <meta:document-statistic meta:object-count="36"/>
  </office:meta>
</office:document-meta>
</file>